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9" draw:layer="layout" svg:width="2.54cm" svg:height="2.54cm" svg:x="5.45cm" svg:y="2.77cm">
          <text:p text:style-name="P1"><text:span text:style-name="T1">merge </text:span></text:p>
          <text:p text:style-name="P1"><text:span text:style-name="T1">initialize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0" draw:layer="layout" svg:width="3.175cm" svg:height="0.94cm" svg:x="11.17cm" svg:y="4.84cm">
          <text:p text:style-name="P1"><text:span text:style-name="T1">Initialize the merge</text:span></text:p>
          <text:p text:style-name="P1"><text:span text:style-name="T2">svnmerge 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175cm" svg:height="1.07cm" svg:x="11.17cm" svg:y="6.11cm">
          <text:p text:style-name="P1"><text:span text:style-name="T1">Commit initialisation</text:span></text:p>
          <text:p text:style-name="P1"><text:span text:style-name="T2">svn 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81cm" svg:height="1.27cm" svg:x="4.82cm" svg:y="8.85cm">
          <text:p text:style-name="P1"><text:span text:style-name="T1">List available revisions</text:span></text:p>
          <text:p text:style-name="P1"><text:span text:style-name="T2">svnmerge av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3.81cm" svg:height="0.635cm" svg:x="4.82cm" svg:y="10.455cm">
          <text:p text:style-name="P1"><text:span text:style-name="T1">For each revision 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81cm" svg:height="1.27cm" svg:x="4.81cm" svg:y="11.46cm">
          <text:p text:style-name="P1"><text:span text:style-name="T1">Retrieve comment </text:span></text:p>
          <text:p text:style-name="P1"><text:span text:style-name="T1">from revision 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4cm" svg:height="2.54cm" svg:x="5.445cm" svg:y="18.815cm">
          <text:p text:style-name="P1"><text:span text:style-name="T1">has </text:span></text:p>
          <text:p text:style-name="P1"><text:span text:style-name="T1">conflict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2" draw:layer="layout" svg:width="2.54cm" svg:height="2.54cm" svg:x="5.445cm" svg:y="22.52cm">
          <text:p text:style-name="P1"><text:span text:style-name="T1">merge one</text:span></text:p>
          <text:p text:style-name="P1"><text:span text:style-name="T1">by on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715cm" svg:y1="21.355cm" svg:x2="6.715cm" svg:y2="22.52cm" draw:start-shape="id1" draw:start-glue-point="6" draw:end-shape="id2" draw:end-glue-point="4" svg:d="m6715 21355v1165">
          <text:p/>
        </draw:connector>
        <draw:custom-shape draw:style-name="gr1" draw:text-style-name="P2" draw:id="id18" draw:layer="layout" svg:width="4.445cm" svg:height="1.27cm" svg:x="4.497cm" svg:y="26.43cm">
          <text:p text:style-name="P1"><text:span text:style-name="T1">Store R as valid revi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3.81cm" svg:height="1.905cm" svg:x="4.81cm" svg:y="16.44cm">
          <text:p text:style-name="P1"><text:span text:style-name="T1">Merge revision R and </text:span></text:p>
          <text:p text:style-name="P1"><text:span text:style-name="T1">previous ones</text:span></text:p>
          <text:p text:style-name="P1"><text:span text:style-name="T2">svnmerge merge -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2.54cm" svg:height="2.54cm" svg:x="5.445cm" svg:y="12.965cm">
          <text:p text:style-name="P1"><text:span text:style-name="T1">comment</text:span></text:p>
          <text:p text:style-name="P1"><text:span text:style-name="T1">match block</text:span></text:p>
          <text:p text:style-name="P1"><text:span text:style-name="T1">pattern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4" draw:layer="layout" svg:width="3.81cm" svg:height="1.27cm" svg:x="11.16cm" svg:y="15.3cm">
          <text:p text:style-name="P1"><text:span text:style-name="T1">Block revision R</text:span></text:p>
          <text:p text:style-name="P1"><text:span text:style-name="T2">svnmerge block -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3.175cm" svg:height="1.27cm" svg:x="11.48cm" svg:y="17.04cm">
          <text:p text:style-name="P1"><text:span text:style-name="T1">Commit block</text:span></text:p>
          <text:p text:style-name="P1"><text:span text:style-name="T2">svn 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985cm" svg:y1="14.235cm" svg:x2="13.065cm" svg:y2="15.3cm" draw:start-shape="id3" draw:start-glue-point="7" draw:end-shape="id4" draw:end-glue-point="4" svg:d="m7985 14235h5080v1065">
          <text:p/>
        </draw:connector>
        <draw:connector draw:style-name="gr3" draw:text-style-name="P1" draw:layer="layout" svg:x1="13.065cm" svg:y1="16.57cm" svg:x2="13.068cm" svg:y2="17.04cm" draw:start-shape="id4" draw:start-glue-point="6" draw:end-shape="id5" draw:end-glue-point="4" svg:d="m13065 16570v236h3v234">
          <text:p/>
        </draw:connector>
        <draw:connector draw:style-name="gr2" draw:text-style-name="P1" draw:layer="layout" draw:line-skew="0cm 6.185cm" svg:x1="13.068cm" svg:y1="18.31cm" svg:x2="8.63cm" svg:y2="10.773cm" draw:start-shape="id5" draw:start-glue-point="6" draw:end-shape="id6" draw:end-glue-point="7" svg:d="m13068 18310v502h3172v-8039h-7610">
          <text:p/>
        </draw:connector>
        <draw:connector draw:style-name="gr3" draw:text-style-name="P1" draw:layer="layout" svg:x1="6.715cm" svg:y1="12.73cm" svg:x2="6.715cm" svg:y2="12.965cm" draw:start-shape="id7" draw:start-glue-point="6" draw:end-shape="id3" draw:end-glue-point="4" svg:d="m6715 12730v235">
          <text:p/>
        </draw:connector>
        <draw:connector draw:style-name="gr2" draw:text-style-name="P1" draw:layer="layout" svg:x1="6.715cm" svg:y1="15.505cm" svg:x2="6.715cm" svg:y2="16.44cm" draw:start-shape="id3" draw:start-glue-point="6" draw:end-shape="id8" draw:end-glue-point="4" svg:d="m6715 15505v935">
          <text:p/>
        </draw:connector>
        <draw:connector draw:style-name="gr3" draw:text-style-name="P1" draw:layer="layout" svg:x1="6.715cm" svg:y1="18.345cm" svg:x2="6.715cm" svg:y2="18.815cm" draw:start-shape="id8" draw:start-glue-point="6" draw:end-shape="id1" draw:end-glue-point="4" svg:d="m6715 18345v470">
          <text:p/>
        </draw:connector>
        <draw:connector draw:style-name="gr2" draw:text-style-name="P1" draw:layer="layout" svg:x1="7.99cm" svg:y1="4.04cm" svg:x2="12.758cm" svg:y2="4.84cm" draw:start-shape="id9" draw:start-glue-point="7" draw:end-shape="id10" draw:end-glue-point="4" svg:d="m7990 4040h4768v800">
          <text:p/>
        </draw:connector>
        <draw:connector draw:style-name="gr3" draw:text-style-name="P1" draw:layer="layout" svg:x1="12.758cm" svg:y1="5.78cm" svg:x2="12.758cm" svg:y2="6.11cm" draw:start-shape="id10" draw:start-glue-point="6" draw:end-shape="id11" draw:end-glue-point="4" svg:d="m12758 5780v330">
          <text:p/>
        </draw:connector>
        <draw:connector draw:style-name="gr3" draw:text-style-name="P1" draw:id="id23" draw:layer="layout" svg:x1="6.72cm" svg:y1="5.31cm" svg:x2="6.724cm" svg:y2="7.692cm" draw:start-shape="id9" draw:start-glue-point="6" svg:d="m6720 5310v1442h4v940">
          <text:p/>
        </draw:connector>
        <draw:connector draw:style-name="gr3" draw:text-style-name="P1" draw:layer="layout" svg:x1="6.725cm" svg:y1="10.12cm" svg:x2="6.725cm" svg:y2="10.455cm" draw:start-shape="id12" draw:start-glue-point="6" draw:end-shape="id6" draw:end-glue-point="4" svg:d="m6725 10120v335">
          <text:p/>
        </draw:connector>
        <draw:connector draw:style-name="gr3" draw:text-style-name="P1" draw:layer="layout" svg:x1="6.725cm" svg:y1="11.09cm" svg:x2="6.715cm" svg:y2="11.46cm" draw:start-shape="id6" draw:start-glue-point="6" draw:end-shape="id7" draw:end-glue-point="4" svg:d="m6725 11090v185h-10v185">
          <text:p/>
        </draw:connector>
        <draw:custom-shape draw:style-name="gr1" draw:text-style-name="P2" draw:id="id17" draw:layer="layout" svg:width="3.81cm" svg:height="1.27cm" svg:x="10.525cm" svg:y="24.525cm">
          <text:p text:style-name="P1"><text:span text:style-name="T1">Merge revision R</text:span></text:p>
          <text:p text:style-name="P1"><text:span text:style-name="T2">svnmerge merge -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9" draw:layer="layout" svg:width="3.175cm" svg:height="1.27cm" svg:x="10.845cm" svg:y="26.53cm">
          <text:p text:style-name="P1"><text:span text:style-name="T1">Commit merge</text:span></text:p>
          <text:p text:style-name="P1"><text:span text:style-name="T2">svn 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4" draw:layer="layout" svg:width="2.54cm" svg:height="2.54cm" svg:x="5.445cm" svg:y="29.705cm">
          <text:p text:style-name="P1"><text:span text:style-name="T1">merge one</text:span></text:p>
          <text:p text:style-name="P1"><text:span text:style-name="T1">by on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5" draw:layer="layout" svg:width="3.81cm" svg:height="1.27cm" svg:x="4.81cm" svg:y="33.415cm">
          <text:p text:style-name="P1"><text:span text:style-name="T1">Merge all valid revisions</text:span></text:p>
          <text:p text:style-name="P1"><text:span text:style-name="T2">svnmerge merge -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6" draw:layer="layout" svg:width="3.175cm" svg:height="1.27cm" svg:x="5.129cm" svg:y="35.12cm">
          <text:p text:style-name="P1"><text:span text:style-name="T1">Commit merge</text:span></text:p>
          <text:p text:style-name="P1"><text:span text:style-name="T2">svn 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2" draw:layer="layout" svg:width="2.54cm" svg:height="0.635cm" svg:x="5.445cm" svg:y="38.225cm">
          <text:p text:style-name="P1"><text:span text:style-name="T3">D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3" draw:layer="layout" svg:width="2.54cm" svg:height="0.635cm" svg:x="5.445cm" svg:y="1.2cm">
          <text:p text:style-name="P1"><text:span text:style-name="T3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715cm" svg:y1="1.835cm" svg:x2="6.72cm" svg:y2="2.77cm" draw:start-shape="id13" draw:start-glue-point="6" draw:end-shape="id9" draw:end-glue-point="4" svg:d="m6715 1835v468h5v467">
          <text:p/>
        </draw:connector>
        <draw:connector draw:style-name="gr2" draw:text-style-name="P1" draw:layer="layout" svg:x1="6.715cm" svg:y1="32.245cm" svg:x2="6.715cm" svg:y2="33.415cm" draw:start-shape="id14" draw:start-glue-point="6" draw:end-shape="id15" draw:end-glue-point="4" svg:d="m6715 32245v1170">
          <text:p/>
        </draw:connector>
        <draw:connector draw:style-name="gr3" draw:text-style-name="P1" draw:layer="layout" svg:x1="6.715cm" svg:y1="34.685cm" svg:x2="6.717cm" svg:y2="35.12cm" draw:start-shape="id15" draw:start-glue-point="6" draw:end-shape="id16" draw:end-glue-point="4" svg:d="m6715 34685v218h2v217">
          <text:p/>
        </draw:connector>
        <draw:connector draw:style-name="gr3" draw:text-style-name="P1" draw:id="id21" draw:layer="layout" svg:x1="6.717cm" svg:y1="36.39cm" svg:x2="6.716cm" svg:y2="37.253cm" draw:start-shape="id16" draw:start-glue-point="6" svg:d="m6717 36390v683h-1v180">
          <text:p/>
        </draw:connector>
        <draw:frame draw:style-name="gr4" draw:text-style-name="P4" draw:layer="layout" svg:width="1.031cm" svg:height="0.645cm" svg:x="5.915cm" svg:y="32.245cm">
          <draw:text-box>
            <text:p text:style-name="P4">NO</text:p>
          </draw:text-box>
        </draw:frame>
        <draw:frame draw:style-name="gr4" draw:text-style-name="P4" draw:layer="layout" svg:width="1.209cm" svg:height="0.645cm" svg:x="7.946cm" svg:y="30.44cm">
          <draw:text-box>
            <text:p text:style-name="P4">YES</text:p>
          </draw:text-box>
        </draw:frame>
        <draw:frame draw:style-name="gr4" draw:text-style-name="P4" draw:layer="layout" svg:width="1.031cm" svg:height="0.645cm" svg:x="5.815cm" svg:y="25.05cm">
          <draw:text-box>
            <text:p text:style-name="P4">NO</text:p>
          </draw:text-box>
        </draw:frame>
        <draw:frame draw:style-name="gr4" draw:text-style-name="P4" draw:layer="layout" svg:width="1.209cm" svg:height="0.645cm" svg:x="7.946cm" svg:y="23.245cm">
          <draw:text-box>
            <text:p text:style-name="P4">YES</text:p>
          </draw:text-box>
        </draw:frame>
        <draw:connector draw:style-name="gr2" draw:text-style-name="P1" draw:layer="layout" svg:x1="7.985cm" svg:y1="23.79cm" svg:x2="12.43cm" svg:y2="24.525cm" draw:start-shape="id2" draw:start-glue-point="7" draw:end-shape="id17" draw:end-glue-point="4" svg:d="m7985 23790h4445v735">
          <text:p/>
        </draw:connector>
        <draw:connector draw:style-name="gr2" draw:text-style-name="P1" draw:layer="layout" svg:x1="6.715cm" svg:y1="25.06cm" svg:x2="6.72cm" svg:y2="26.43cm" draw:start-shape="id2" draw:start-glue-point="6" draw:end-shape="id18" draw:end-glue-point="4" svg:d="m6715 25060v686h5v684">
          <text:p/>
        </draw:connector>
        <draw:connector draw:style-name="gr3" draw:text-style-name="P1" draw:layer="layout" svg:x1="12.43cm" svg:y1="25.795cm" svg:x2="12.433cm" svg:y2="26.53cm" draw:start-shape="id17" draw:start-glue-point="6" draw:end-shape="id19" draw:end-glue-point="4" svg:d="m12430 25795v368h3v367">
          <text:p/>
        </draw:connector>
        <draw:connector draw:style-name="gr2" draw:text-style-name="P1" draw:layer="layout" draw:line-skew="-0.508cm 1.766cm" svg:x1="12.433cm" svg:y1="27.8cm" svg:x2="6.72cm" svg:y2="28.657cm" draw:start-shape="id19" draw:start-glue-point="6" draw:end-shape="id20" draw:end-glue-point="3" svg:d="m12433 27800v857h-4448v0h-1265">
          <text:p/>
        </draw:connector>
        <draw:connector draw:style-name="gr3" draw:text-style-name="P1" draw:id="id20" draw:layer="layout" svg:x1="6.72cm" svg:y1="27.7cm" svg:x2="6.719cm" svg:y2="28.657cm" draw:start-shape="id18" draw:start-glue-point="6" svg:d="m6720 27700v730h-1v227">
          <text:p/>
        </draw:connector>
        <draw:connector draw:style-name="gr2" draw:text-style-name="P1" draw:layer="layout" draw:line-skew="0.496cm" svg:x1="6.72cm" svg:y1="28.657cm" svg:x2="6.715cm" svg:y2="29.705cm" draw:start-shape="id20" draw:start-glue-point="3" draw:end-shape="id14" draw:end-glue-point="4" svg:d="m6720 28657h-5v528 0 520">
          <text:p/>
        </draw:connector>
        <draw:connector draw:style-name="gr3" draw:text-style-name="P1" draw:layer="layout" draw:line-skew="-2.049cm" svg:x1="5.445cm" svg:y1="20.085cm" svg:x2="4.82cm" svg:y2="10.773cm" draw:start-shape="id1" draw:start-glue-point="5" draw:end-shape="id6" draw:end-glue-point="5" svg:d="m5445 20085h-3175v-9312h2550">
          <text:p/>
        </draw:connector>
        <draw:connector draw:style-name="gr2" draw:text-style-name="P1" draw:layer="layout" draw:line-skew="-2.049cm" svg:x1="6.72cm" svg:y1="28.657cm" svg:x2="4.82cm" svg:y2="10.773cm" draw:start-shape="id20" draw:start-glue-point="3" draw:end-shape="id6" draw:end-glue-point="5" svg:d="m6720 28657h-4450v-17884h2550">
          <text:p/>
        </draw:connector>
        <draw:connector draw:style-name="gr2" draw:text-style-name="P1" draw:layer="layout" draw:line-skew="2.038cm -0.501cm" svg:x1="7.985cm" svg:y1="30.975cm" svg:x2="6.717cm" svg:y2="37.252cm" draw:start-shape="id14" draw:start-glue-point="7" draw:end-shape="id21" draw:end-glue-point="3" svg:d="m7985 30975h2540v6277h-3808v0">
          <text:p/>
        </draw:connector>
        <draw:connector draw:style-name="gr2" draw:text-style-name="P1" draw:layer="layout" svg:x1="6.717cm" svg:y1="37.252cm" svg:x2="6.715cm" svg:y2="38.225cm" draw:start-shape="id21" draw:start-glue-point="3" draw:end-shape="id22" draw:end-glue-point="4" svg:d="m6717 37252h-2v973">
          <text:p/>
        </draw:connector>
        <draw:frame draw:style-name="gr4" draw:text-style-name="P4" draw:layer="layout" svg:width="1.209cm" svg:height="0.645cm" svg:x="4.336cm" svg:y="19.524cm">
          <draw:text-box>
            <text:p text:style-name="P4">YES</text:p>
          </draw:text-box>
        </draw:frame>
        <draw:frame draw:style-name="gr4" draw:text-style-name="P4" draw:layer="layout" svg:width="1.031cm" svg:height="0.645cm" svg:x="5.816cm" svg:y="21.351cm">
          <draw:text-box>
            <text:p text:style-name="P4">NO</text:p>
          </draw:text-box>
        </draw:frame>
        <draw:connector draw:style-name="gr2" draw:text-style-name="P1" draw:layer="layout" svg:x1="12.758cm" svg:y1="7.18cm" svg:x2="6.724cm" svg:y2="7.692cm" draw:start-shape="id11" draw:start-glue-point="6" draw:end-shape="id23" draw:end-glue-point="3" svg:d="m12758 7180v512h-6034">
          <text:p/>
        </draw:connector>
        <draw:frame draw:style-name="gr4" draw:text-style-name="P4" draw:layer="layout" svg:width="1.031cm" svg:height="0.645cm" svg:x="5.817cm" svg:y="15.352cm">
          <draw:text-box>
            <text:p text:style-name="P4">NO</text:p>
          </draw:text-box>
        </draw:frame>
        <draw:frame draw:style-name="gr4" draw:text-style-name="P4" draw:layer="layout" svg:width="1.209cm" svg:height="0.645cm" svg:x="7.949cm" svg:y="13.681cm">
          <draw:text-box>
            <text:p text:style-name="P4">YES</text:p>
          </draw:text-box>
        </draw:frame>
        <draw:connector draw:style-name="gr2" draw:text-style-name="P1" draw:layer="layout" svg:x1="6.724cm" svg:y1="7.692cm" svg:x2="6.725cm" svg:y2="8.85cm" draw:start-shape="id23" draw:start-glue-point="3" draw:end-shape="id12" draw:end-glue-point="4" svg:d="m6724 7692v579h1v579">
          <text:p/>
        </draw:connector>
        <draw:frame draw:style-name="gr4" draw:text-style-name="P4" draw:layer="layout" svg:width="1.209cm" svg:height="0.645cm" svg:x="5.65cm" svg:y="5.182cm">
          <draw:text-box>
            <text:p text:style-name="P4">YES</text:p>
          </draw:text-box>
        </draw:frame>
        <draw:frame draw:style-name="gr4" draw:text-style-name="P4" draw:layer="layout" svg:width="1.031cm" svg:height="0.645cm" svg:x="7.918cm" svg:y="3.475cm">
          <draw:text-box>
            <text:p text:style-name="P4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41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BERETTI </meta:initial-creator>
    <meta:creation-date>2010-11-15T13:40:28</meta:creation-date>
    <dc:date>2010-11-15T23:44:36</dc:date>
    <meta:editing-duration>PT01H18M24S</meta:editing-duration>
    <meta:editing-cycles>7</meta:editing-cycles>
    <meta:generator>OpenOffice.org/3.2$Unix OpenOffice.org_project/320m18$Build-9502</meta:generator>
    <meta:document-statistic meta:object-count="58"/>
  </office:meta>
</office:document-meta>
</file>